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cm" svg:height="2.6cm" svg:x="6.1cm" svg:y="0.9cm">
          <text:p text:style-name="P1">Inpu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8.5cm" svg:height="3.5cm" svg:x="1.8cm" svg:y="4.3cm">
          <text:p text:style-name="P1">output”This program calculates the volume of a</text:p>
          <text:p text:style-name="P1">Swimming Pool.”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6.2cm" svg:height="3cm" svg:x="1.9cm" svg:y="8.5cm">
          <text:p text:style-name="P1">Input length</text:p>
          <text:p text:style-name="P1">Input width</text:p>
          <text:p text:style-name="P1">Input shallowest_depth</text:p>
          <text:p text:style-name="P1">Input deepest_depth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6.2cm" svg:height="2cm" svg:x="2.2cm" svg:y="12.5cm">
          <text:p text:style-name="P1">Volume1&lt;- shallowest_depth * length * wid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9cm" svg:height="3.7cm" svg:x="1cm" svg:y="15.6cm">
          <text:p text:style-name="P1">Volume2&lt;- ((deepest_depth – shallowest_depth)*length </text:p>
          <text:p text:style-name="P1">* 0.5) *wid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9cm" svg:height="2.2cm" svg:x="1cm" svg:y="20.6cm">
          <text:p text:style-name="P1">Answer&lt;- volume1 + volume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9cm" svg:height="3.4cm" svg:x="1cm" svg:y="23.6cm">
          <text:p text:style-name="P1">output”The amount of water required</text:p>
          <text:p text:style-name="P1"><text:s/>to fill the swimming pool is answer meters cubed.”</text:p>
          <text:p text:style-name="P1">+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5cm" svg:y1="3.4cm" svg:x2="10.5cm" svg:y2="4.3cm">
          <text:p/>
        </draw:line>
        <draw:line draw:style-name="gr2" draw:text-style-name="P1" draw:layer="layout" svg:x1="10.5cm" svg:y1="7.7cm" svg:x2="10.5cm" svg:y2="8.6cm">
          <text:p/>
        </draw:line>
        <draw:line draw:style-name="gr2" draw:text-style-name="P1" draw:layer="layout" svg:x1="10.5cm" svg:y1="11.6cm" svg:x2="10.5cm" svg:y2="12.5cm">
          <text:p/>
        </draw:line>
        <draw:line draw:style-name="gr2" draw:text-style-name="P1" draw:layer="layout" svg:x1="10.5cm" svg:y1="14.5cm" svg:x2="10.5cm" svg:y2="15.7cm">
          <text:p/>
        </draw:line>
        <draw:line draw:style-name="gr2" draw:text-style-name="P1" draw:layer="layout" svg:x1="10.5cm" svg:y1="19.4cm" svg:x2="10.5cm" svg:y2="20.6cm">
          <text:p/>
        </draw:line>
        <draw:line draw:style-name="gr2" draw:text-style-name="P1" draw:layer="layout" svg:x1="10.5cm" svg:y1="22.6cm" svg:x2="10.5cm" svg:y2="2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5:00:31.498000000</meta:creation-date>
    <dc:date>2014-09-22T12:16:31.555000000</dc:date>
    <meta:editing-duration>PT1M20S</meta:editing-duration>
    <meta:editing-cycles>2</meta:editing-cycles>
    <meta:generator>LibreOffice/4.2.5.2$Windows_x86 LibreOffice_project/61cb170a04bb1f12e77c884eab9192be736ec5f5</meta:generator>
    <meta:document-statistic meta:object-count="13"/>
  </office:meta>
</office:document-meta>
</file>